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1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745cm" fo:margin-right="0cm" fo:text-align="center" fo:text-indent="-1.745cm"/>
    </style:style>
    <style:style style:name="P8" style:family="paragraph">
      <style:paragraph-properties fo:margin-left="0.318cm" fo:margin-right="0cm" fo:text-indent="0cm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2pt" fo:text-shadow="none" fo:font-weight="normal" style:font-size-asian="32pt" style:font-weight-asian="normal" style:font-size-complex="32pt" style:font-weight-complex="normal"/>
    </style:style>
    <style:style style:name="T6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000000" style:font-name="Segoe UI1" fo:font-size="33pt" fo:text-shadow="none" fo:font-weight="bold" style:font-size-asian="33pt" style:font-weight-asian="bold" style:font-size-complex="33pt" style:font-weight-complex="bold"/>
    </style:style>
    <style:style style:name="T9" style:family="text">
      <style:text-properties fo:color="#ffffff" style:font-name="Segoe UI1" fo:font-size="26pt" fo:text-shadow="1pt 1pt" style:font-size-asian="26pt" style:font-size-complex="26pt"/>
    </style:style>
    <style:style style:name="T10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HYMN #405</text:span></text:p>
            <text:p text:style-name="P1"><text:span text:style-name="T2">“</text:span><text:span text:style-name="T2">To Jordan's River Came Our L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7.011cm" svg:x="1.27cm" svg:y="0.762cm">
          <draw:text-box>
            <text:p text:style-name="P4"><text:span text:style-name="T3">1. </text:span><text:span text:style-name="T4">To Jordan’s river came our Lord,</text:span></text:p>
            <text:p text:style-name="P4"><text:span text:style-name="T4">The Christ, whom heav’nly hosts adored,</text:span></text:p>
            <text:p text:style-name="P4"><text:span text:style-name="T4">The God from God, the Light from Light,</text:span></text:p>
            <text:p text:style-name="P4"><text:span text:style-name="T4">The Lord of glory, pow’r, and m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6" draw:layer="layout" svg:width="25.4cm" svg:height="7.011cm" svg:x="1.248cm" svg:y="0.762cm">
          <draw:text-box>
            <text:p text:style-name="P1"><text:span text:style-name="T3">2. </text:span><text:span text:style-name="T4">The Savior came to be baptized-</text:span><text:span text:style-name="T4"><text:line-break/></text:span><text:span text:style-name="T4">The Son of God in flesh disguised-</text:span><text:span text:style-name="T4"><text:line-break/></text:span><text:span text:style-name="T4">To stand beneath the Father’s will</text:span><text:span text:style-name="T4"><text:line-break/></text:span><text:span text:style-name="T4">And all His righteousness fulf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6" draw:layer="layout" svg:width="25.4cm" svg:height="7.011cm" svg:x="1.27cm" svg:y="0.762cm">
          <draw:text-box>
            <text:p text:style-name="P1"><text:span text:style-name="T3">3. </text:span><text:span text:style-name="T4">As Jesus in the Jordan stood</text:span></text:p>
            <text:p text:style-name="P7"><text:span text:style-name="T4">And John baptized the Lamb of God,</text:span></text:p>
            <text:p text:style-name="P7"><text:span text:style-name="T4">The Holy Spirit, heav’nly dove,</text:span></text:p>
            <text:p text:style-name="P7"><text:span text:style-name="T4">Descended on Him from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6" draw:layer="layout" svg:width="25.4cm" svg:height="7.366cm" svg:x="1.27cm" svg:y="0.762cm">
          <draw:text-box>
            <text:p text:style-name="P1"><text:span text:style-name="T5">4.</text:span><text:span text:style-name="T6"><text:tab/></text:span><text:span text:style-name="T7">Then from God’s throne with thund’rous sound</text:span><text:span text:style-name="T4"><text:line-break/></text:span><text:span text:style-name="T8">Came God’s own voice with words profound:</text:span><text:span text:style-name="T4"><text:line-break/></text:span><text:span text:style-name="T4">“This is My Son,” was His decree,</text:span><text:span text:style-name="T4"><text:line-break/></text:span><text:span text:style-name="T4">“The one I love, who pleases M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6" draw:layer="layout" svg:width="25.4cm" svg:height="7.011cm" svg:x="1.27cm" svg:y="0.762cm">
          <draw:text-box>
            <text:p text:style-name="P1"><text:span text:style-name="T3">5. </text:span><text:span text:style-name="T4">The Father’s word, the Spirit’s flight</text:span><text:span text:style-name="T4"><text:line-break/></text:span><text:span text:style-name="T4">Anointed Christ in glorious sight</text:span><text:span text:style-name="T4"><text:line-break/></text:span><text:span text:style-name="T4">As God’s own choice, from Adam’s fall</text:span><text:span text:style-name="T4"><text:line-break/></text:span><text:span text:style-name="T4">To save the world and free us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5" draw:text-style-name="P9" draw:layer="layout" svg:width="25.4cm" svg:height="14.43cm" svg:x="1.27cm" svg:y="0.762cm">
          <draw:text-box>
            <text:p text:style-name="P1"><text:span text:style-name="T3">6. </text:span><text:span text:style-name="T4">Now rise, faint hearts, be resolute;</text:span><text:span text:style-name="T4"><text:line-break/></text:span><text:span text:style-name="T4">This man is Christ, our substitute!</text:span><text:span text:style-name="T4"><text:line-break/></text:span><text:span text:style-name="T4">He was baptized in Jordan’s stream,</text:span><text:span text:style-name="T4"><text:line-break/></text:span><text:span text:style-name="T4">Proclaimed Redeemer, Lord supreme.</text:span></text:p>
            <text:p text:style-name="P8"><text:span text:style-name="T9"><text:line-break/></text:span><text:span text:style-name="T9"/></text:p>
            <text:p text:style-name="P8"><text:span text:style-name="T10"><text:s text:c="8"/></text:span><text:span text:style-name="T10">© 1993 James P. Tiefel.</text:span></text:p>
            <text:p text:style-name="P8"><text:span text:style-name="T10"><text:s text:c="8"/></text:span><text:span text:style-name="T10">Used by permission:</text:span></text:p>
            <text:p text:style-name="P8"><text:span text:style-name="T10"><text:s text:c="8"/></text:span><text:span text:style-name="T10">LSB Hymn License </text:span></text:p>
            <text:p text:style-name="P8"><text:span text:style-name="T10"><text:s text:c="8"/></text:span><text:span text:style-name="T10">.NET, no. 100011038.</text:span></text:p>
            <text:p text:style-name="P8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3:45.578000000</meta:creation-date>
    <dc:title>Hymn template</dc:title>
    <meta:editing-duration>PT11M48S</meta:editing-duration>
    <meta:editing-cycles>11</meta:editing-cycles>
    <meta:generator>LibreOffice/6.0.7.3$Windows_X86_64 LibreOffice_project/dc89aa7a9eabfd848af146d5086077aeed2ae4a5</meta:generator>
    <meta:initial-creator>Arthur Hoch</meta:initial-creator>
    <dc:date>2019-01-09T22:32:49.142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1-09T16:33:45.281000000"/>
  </office:meta>
</office:document-meta>
</file>